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signmen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muon momentum compari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s:</text:p>
          </table:table-cell>
          <table:table-cell office:value-type="string" calcext:value-type="string">
            <text:p>momentum in inner detector (GeV)</text:p>
          </table:table-cell>
          <table:table-cell office:value-type="string" calcext:value-type="string">
            <text:p>track in muon detector system</text:p>
          </table:table-cell>
          <table:table-cell/>
          <table:table-cell office:value-type="string" calcext:value-type="string">
            <text:p>eta</text:p>
          </table:table-cell>
          <table:table-cell office:value-type="string" calcext:value-type="string">
            <text:p>Phi of inner det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5.28" calcext:value-type="float">
            <text:p>-85.28</text:p>
          </table:table-cell>
          <table:table-cell office:value-type="float" office:value="-53.92" calcext:value-type="float">
            <text:p>-53.92</text:p>
          </table:table-cell>
          <table:table-cell table:formula="of:=ABS([.B4])-ABS([.C4])" office:value-type="float" office:value="31.36" calcext:value-type="float">
            <text:p>31.36</text:p>
          </table:table-cell>
          <table:table-cell office:value-type="float" office:value="1.437" calcext:value-type="float">
            <text:p>1.4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4" calcext:value-type="float">
            <text:p>43.4</text:p>
          </table:table-cell>
          <table:table-cell office:value-type="float" office:value="43.83" calcext:value-type="float">
            <text:p>43.83</text:p>
          </table:table-cell>
          <table:table-cell table:formula="of:=ABS([.B5])-ABS([.C5])" office:value-type="float" office:value="-0.43" calcext:value-type="float">
            <text:p>-0.43</text:p>
          </table:table-cell>
          <table:table-cell office:value-type="float" office:value="-0.767" calcext:value-type="float">
            <text:p>-0.7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41.37" calcext:value-type="float">
            <text:p>-241.37</text:p>
          </table:table-cell>
          <table:table-cell office:value-type="float" office:value="-237.02" calcext:value-type="float">
            <text:p>-237.02</text:p>
          </table:table-cell>
          <table:table-cell table:formula="of:=ABS([.B6])-ABS([.C6])" office:value-type="float" office:value="4.34999999999999" calcext:value-type="float">
            <text:p>4.34999999999999</text:p>
          </table:table-cell>
          <table:table-cell office:value-type="float" office:value="-2.438" calcext:value-type="float">
            <text:p>-2.43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89" calcext:value-type="float">
            <text:p>48.89</text:p>
          </table:table-cell>
          <table:table-cell office:value-type="float" office:value="44.77" calcext:value-type="float">
            <text:p>44.77</text:p>
          </table:table-cell>
          <table:table-cell table:formula="of:=ABS([.B7])-ABS([.C7])" office:value-type="float" office:value="4.12" calcext:value-type="float">
            <text:p>4.12</text:p>
          </table:table-cell>
          <table:table-cell office:value-type="float" office:value="0.567" calcext:value-type="float">
            <text:p>0.56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8.16" calcext:value-type="float">
            <text:p>-168.16</text:p>
          </table:table-cell>
          <table:table-cell office:value-type="float" office:value="-177.62" calcext:value-type="float">
            <text:p>-177.62</text:p>
          </table:table-cell>
          <table:table-cell table:formula="of:=ABS([.B8])-ABS([.C8])" office:value-type="float" office:value="-9.46000000000001" calcext:value-type="float">
            <text:p>-9.46000000000001</text:p>
          </table:table-cell>
          <table:table-cell office:value-type="float" office:value="-1.809" calcext:value-type="float">
            <text:p>-1.80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.32" calcext:value-type="float">
            <text:p>117.32</text:p>
          </table:table-cell>
          <table:table-cell office:value-type="float" office:value="96.56" calcext:value-type="float">
            <text:p>96.56</text:p>
          </table:table-cell>
          <table:table-cell table:formula="of:=ABS([.B9])-ABS([.C9])" office:value-type="float" office:value="20.76" calcext:value-type="float">
            <text:p>20.76</text:p>
          </table:table-cell>
          <table:table-cell office:value-type="float" office:value="1.621" calcext:value-type="float">
            <text:p>1.6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1.94" calcext:value-type="float">
            <text:p>-71.94</text:p>
          </table:table-cell>
          <table:table-cell office:value-type="float" office:value="-64.96" calcext:value-type="float">
            <text:p>-64.96</text:p>
          </table:table-cell>
          <table:table-cell table:formula="of:=ABS([.B10])-ABS([.C10])" office:value-type="float" office:value="6.98" calcext:value-type="float">
            <text:p>6.98</text:p>
          </table:table-cell>
          <table:table-cell office:value-type="float" office:value="0.699" calcext:value-type="float">
            <text:p>0.69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.91" calcext:value-type="float">
            <text:p>199.91</text:p>
          </table:table-cell>
          <table:table-cell office:value-type="float" office:value="199.44" calcext:value-type="float">
            <text:p>199.44</text:p>
          </table:table-cell>
          <table:table-cell table:formula="of:=ABS([.B11])-ABS([.C11])" office:value-type="float" office:value="0.469999999999999" calcext:value-type="float">
            <text:p>0.469999999999999</text:p>
          </table:table-cell>
          <table:table-cell office:value-type="float" office:value="1.797" calcext:value-type="float">
            <text:p>1.7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7.84" calcext:value-type="float">
            <text:p>-57.84</text:p>
          </table:table-cell>
          <table:table-cell office:value-type="float" office:value="-50.01" calcext:value-type="float">
            <text:p>-50.01</text:p>
          </table:table-cell>
          <table:table-cell table:formula="of:=ABS([.B12])-ABS([.C12])" office:value-type="float" office:value="7.83000000000001" calcext:value-type="float">
            <text:p>7.83000000000001</text:p>
          </table:table-cell>
          <table:table-cell office:value-type="float" office:value="-0.287" calcext:value-type="float">
            <text:p>-0.28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table:formula="of:=ABS([.B13])-ABS([.C13])" office:value-type="float" office:value="71.1" calcext:value-type="float">
            <text:p>71.1</text:p>
          </table:table-cell>
          <table:table-cell office:value-type="float" office:value="1.181" calcext:value-type="float">
            <text:p>1.18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0.75" calcext:value-type="float">
            <text:p>-100.75</text:p>
          </table:table-cell>
          <table:table-cell office:value-type="float" office:value="-94.11" calcext:value-type="float">
            <text:p>-94.11</text:p>
          </table:table-cell>
          <table:table-cell table:formula="of:=ABS([.B14])-ABS([.C14])" office:value-type="float" office:value="6.64" calcext:value-type="float">
            <text:p>6.64</text:p>
          </table:table-cell>
          <table:table-cell office:value-type="float" office:value="-1.636" calcext:value-type="float">
            <text:p>-1.6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26" calcext:value-type="float">
            <text:p>38.26</text:p>
          </table:table-cell>
          <table:table-cell office:value-type="float" office:value="34.48" calcext:value-type="float">
            <text:p>34.48</text:p>
          </table:table-cell>
          <table:table-cell table:formula="of:=ABS([.B15])-ABS([.C15])" office:value-type="float" office:value="3.78" calcext:value-type="float">
            <text:p>3.78</text:p>
          </table:table-cell>
          <table:table-cell office:value-type="float" office:value="0.189" calcext:value-type="float">
            <text:p>0.18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5.19" calcext:value-type="float">
            <text:p>-105.19</text:p>
          </table:table-cell>
          <table:table-cell office:value-type="float" office:value="-108.68" calcext:value-type="float">
            <text:p>-108.68</text:p>
          </table:table-cell>
          <table:table-cell table:formula="of:=ABS([.B16])-ABS([.C16])" office:value-type="float" office:value="-3.49000000000001" calcext:value-type="float">
            <text:p>-3.49000000000001</text:p>
          </table:table-cell>
          <table:table-cell office:value-type="float" office:value="1.163" calcext:value-type="float">
            <text:p>1.16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.12" calcext:value-type="float">
            <text:p>236.12</text:p>
          </table:table-cell>
          <table:table-cell office:value-type="float" office:value="263.61" calcext:value-type="float">
            <text:p>263.61</text:p>
          </table:table-cell>
          <table:table-cell table:formula="of:=ABS([.B17])-ABS([.C17])" office:value-type="float" office:value="-27.49" calcext:value-type="float">
            <text:p>-27.49</text:p>
          </table:table-cell>
          <table:table-cell office:value-type="float" office:value="2.286" calcext:value-type="float">
            <text:p>2.2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1.69" calcext:value-type="float">
            <text:p>-131.69</text:p>
          </table:table-cell>
          <table:table-cell office:value-type="float" office:value="-125.51" calcext:value-type="float">
            <text:p>-125.51</text:p>
          </table:table-cell>
          <table:table-cell table:formula="of:=ABS([.B18])-ABS([.C18])" office:value-type="float" office:value="6.17999999999999" calcext:value-type="float">
            <text:p>6.17999999999999</text:p>
          </table:table-cell>
          <table:table-cell office:value-type="float" office:value="-1.763" calcext:value-type="float">
            <text:p>-1.7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.24" calcext:value-type="float">
            <text:p>152.24</text:p>
          </table:table-cell>
          <table:table-cell office:value-type="float" office:value="157.69" calcext:value-type="float">
            <text:p>157.69</text:p>
          </table:table-cell>
          <table:table-cell table:formula="of:=ABS([.B19])-ABS([.C19])" office:value-type="float" office:value="-5.44999999999999" calcext:value-type="float">
            <text:p>-5.44999999999999</text:p>
          </table:table-cell>
          <table:table-cell office:value-type="float" office:value="-1.874" calcext:value-type="float">
            <text:p>-1.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5.23" calcext:value-type="float">
            <text:p>-35.23</text:p>
          </table:table-cell>
          <table:table-cell office:value-type="float" office:value="-32.18" calcext:value-type="float">
            <text:p>-32.18</text:p>
          </table:table-cell>
          <table:table-cell table:formula="of:=ABS([.B20])-ABS([.C20])" office:value-type="float" office:value="3.05" calcext:value-type="float">
            <text:p>3.05</text:p>
          </table:table-cell>
          <table:table-cell office:value-type="float" office:value="0.395" calcext:value-type="float">
            <text:p>0.39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.19" calcext:value-type="float">
            <text:p>54.19</text:p>
          </table:table-cell>
          <table:table-cell office:value-type="float" office:value="50" calcext:value-type="float">
            <text:p>50</text:p>
          </table:table-cell>
          <table:table-cell table:formula="of:=ABS([.B21])-ABS([.C21])" office:value-type="float" office:value="4.19" calcext:value-type="float">
            <text:p>4.19</text:p>
          </table:table-cell>
          <table:table-cell office:value-type="float" office:value="0.229" calcext:value-type="float">
            <text:p>0.22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4.75" calcext:value-type="float">
            <text:p>-84.75</text:p>
          </table:table-cell>
          <table:table-cell office:value-type="float" office:value="-68.09" calcext:value-type="float">
            <text:p>-68.09</text:p>
          </table:table-cell>
          <table:table-cell table:formula="of:=ABS([.B22])-ABS([.C22])" office:value-type="float" office:value="16.66" calcext:value-type="float">
            <text:p>16.66</text:p>
          </table:table-cell>
          <table:table-cell office:value-type="float" office:value="0.773" calcext:value-type="float">
            <text:p>0.77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7.98" calcext:value-type="float">
            <text:p>107.98</text:p>
          </table:table-cell>
          <table:table-cell table:formula="of:=ABS([.B23])-ABS([.C23])" office:value-type="float" office:value="-3.72" calcext:value-type="float">
            <text:p>-3.72</text:p>
          </table:table-cell>
          <table:table-cell office:value-type="float" office:value="1.421" calcext:value-type="float">
            <text:p>1.421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. electron ener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s:</text:p>
          </table:table-cell>
          <table:table-cell office:value-type="string" calcext:value-type="string">
            <text:p>momentum in inner detector (GeV)</text:p>
          </table:table-cell>
          <table:table-cell office:value-type="string" calcext:value-type="string">
            <text:p>energy ECAL</text:p>
          </table:table-cell>
          <table:table-cell office:value-type="string" calcext:value-type="string">
            <text:p>E/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54.7" calcext:value-type="float">
            <text:p>54.7</text:p>
          </table:table-cell>
          <table:table-cell table:formula="of:=[.C28]/[.B28]" office:value-type="float" office:value="2.08778625954198" calcext:value-type="float">
            <text:p>2.087786259541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  <table:table-cell office:value-type="float" office:value="35.2" calcext:value-type="float">
            <text:p>35.2</text:p>
          </table:table-cell>
          <table:table-cell table:formula="of:=[.C29]/[.B29]" office:value-type="float" office:value="1.54521510096576" calcext:value-type="float">
            <text:p>1.545215100965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.35" calcext:value-type="float">
            <text:p>244.35</text:p>
          </table:table-cell>
          <table:table-cell office:value-type="float" office:value="223.2" calcext:value-type="float">
            <text:p>223.2</text:p>
          </table:table-cell>
          <table:table-cell table:formula="of:=[.C30]/[.B30]" office:value-type="float" office:value="0.913443830570902" calcext:value-type="float">
            <text:p>0.9134438305709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 possible</text:p>
          </table:table-cell>
          <table:table-cell/>
          <table:table-cell table:formula="of:=[.C31]/[.B3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 possible</text:p>
          </table:table-cell>
          <table:table-cell/>
          <table:table-cell table:formula="of:=[.C32]/[.B3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" calcext:value-type="float">
            <text:p>78.3</text:p>
          </table:table-cell>
          <table:table-cell table:formula="of:=[.C33]/[.B33]" office:value-type="float" office:value="1.1744412779361" calcext:value-type="float">
            <text:p>1.174441277936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5" calcext:value-type="float">
            <text:p>7.55</text:p>
          </table:table-cell>
          <table:table-cell office:value-type="float" office:value="56.6" calcext:value-type="float">
            <text:p>56.6</text:p>
          </table:table-cell>
          <table:table-cell table:formula="of:=[.C34]/[.B34]" office:value-type="float" office:value="7.49668874172185" calcext:value-type="float">
            <text:p>7.496688741721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.82" calcext:value-type="float">
            <text:p>129.82</text:p>
          </table:table-cell>
          <table:table-cell office:value-type="float" office:value="162.9" calcext:value-type="float">
            <text:p>162.9</text:p>
          </table:table-cell>
          <table:table-cell table:formula="of:=[.C35]/[.B35]" office:value-type="float" office:value="1.25481435834232" calcext:value-type="float">
            <text:p>1.254814358342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7" calcext:value-type="float">
            <text:p>3.27</text:p>
          </table:table-cell>
          <table:table-cell office:value-type="float" office:value="47.7" calcext:value-type="float">
            <text:p>47.7</text:p>
          </table:table-cell>
          <table:table-cell table:formula="of:=[.C36]/[.B36]" office:value-type="float" office:value="14.5871559633028" calcext:value-type="float">
            <text:p>14.58715596330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01" calcext:value-type="float">
            <text:p>79.01</text:p>
          </table:table-cell>
          <table:table-cell office:value-type="float" office:value="66.2" calcext:value-type="float">
            <text:p>66.2</text:p>
          </table:table-cell>
          <table:table-cell table:formula="of:=[.C37]/[.B37]" office:value-type="float" office:value="0.837868624224782" calcext:value-type="float">
            <text:p>0.83786862422478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.93" calcext:value-type="float">
            <text:p>95.93</text:p>
          </table:table-cell>
          <table:table-cell office:value-type="float" office:value="78.7" calcext:value-type="float">
            <text:p>78.7</text:p>
          </table:table-cell>
          <table:table-cell table:formula="of:=[.C38]/[.B38]" office:value-type="float" office:value="0.8203898676118" calcext:value-type="float">
            <text:p>0.82038986761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4" calcext:value-type="float">
            <text:p>37.4</text:p>
          </table:table-cell>
          <table:table-cell office:value-type="float" office:value="30.6" calcext:value-type="float">
            <text:p>30.6</text:p>
          </table:table-cell>
          <table:table-cell table:formula="of:=[.C39]/[.B39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35" calcext:value-type="float">
            <text:p>89.35</text:p>
          </table:table-cell>
          <table:table-cell office:value-type="float" office:value="86.5" calcext:value-type="float">
            <text:p>86.5</text:p>
          </table:table-cell>
          <table:table-cell table:formula="of:=[.C40]/[.B40]" office:value-type="float" office:value="0.968102965864578" calcext:value-type="float">
            <text:p>0.9681029658645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.24" calcext:value-type="float">
            <text:p>235.24</text:p>
          </table:table-cell>
          <table:table-cell office:value-type="float" office:value="242.3" calcext:value-type="float">
            <text:p>242.3</text:p>
          </table:table-cell>
          <table:table-cell table:formula="of:=[.C41]/[.B41]" office:value-type="float" office:value="1.03001190273763" calcext:value-type="float">
            <text:p>1.030011902737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5.3" calcext:value-type="float">
            <text:p>105.3</text:p>
          </table:table-cell>
          <table:table-cell table:formula="of:=[.C42]/[.B42]" office:value-type="float" office:value="1.00152178048317" calcext:value-type="float">
            <text:p>1.001521780483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t possible</text:p>
          </table:table-cell>
          <table:table-cell/>
          <table:table-cell table:formula="of:=[.C43]/[.B4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2" calcext:value-type="float">
            <text:p>28.62</text:p>
          </table:table-cell>
          <table:table-cell office:value-type="float" office:value="28.1" calcext:value-type="float">
            <text:p>28.1</text:p>
          </table:table-cell>
          <table:table-cell table:formula="of:=[.C44]/[.B44]" office:value-type="float" office:value="0.981830887491265" calcext:value-type="float">
            <text:p>0.9818308874912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.41" calcext:value-type="float">
            <text:p>53.41</text:p>
          </table:table-cell>
          <table:table-cell office:value-type="float" office:value="46.4" calcext:value-type="float">
            <text:p>46.4</text:p>
          </table:table-cell>
          <table:table-cell table:formula="of:=[.C45]/[.B45]" office:value-type="float" office:value="0.868751170192848" calcext:value-type="float">
            <text:p>0.8687511701928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.92" calcext:value-type="float">
            <text:p>32.92</text:p>
          </table:table-cell>
          <table:table-cell office:value-type="float" office:value="64.3" calcext:value-type="float">
            <text:p>64.3</text:p>
          </table:table-cell>
          <table:table-cell table:formula="of:=[.C46]/[.B46]" office:value-type="float" office:value="1.95321992709599" calcext:value-type="float">
            <text:p>1.953219927095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.64" calcext:value-type="float">
            <text:p>105.64</text:p>
          </table:table-cell>
          <table:table-cell office:value-type="float" office:value="80.8" calcext:value-type="float">
            <text:p>80.8</text:p>
          </table:table-cell>
          <table:table-cell table:formula="of:=[.C47]/[.B47]" office:value-type="float" office:value="0.764861794774706" calcext:value-type="float">
            <text:p>0.76486179477470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t possible</text:p>
          </table:table-cell>
          <table:table-cell/>
          <table:table-cell table:formula="of:=[.C48]/[.B4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.52" calcext:value-type="float">
            <text:p>93.52</text:p>
          </table:table-cell>
          <table:table-cell office:value-type="float" office:value="82.1" calcext:value-type="float">
            <text:p>82.1</text:p>
          </table:table-cell>
          <table:table-cell table:formula="of:=[.C49]/[.B49]" office:value-type="float" office:value="0.877887082976903" calcext:value-type="float">
            <text:p>0.87788708297690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3.98" calcext:value-type="float">
            <text:p>113.98</text:p>
          </table:table-cell>
          <table:table-cell office:value-type="float" office:value="92.7" calcext:value-type="float">
            <text:p>92.7</text:p>
          </table:table-cell>
          <table:table-cell table:formula="of:=[.C50]/[.B50]" office:value-type="float" office:value="0.813300579048956" calcext:value-type="float">
            <text:p>0.81330057904895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.35" calcext:value-type="float">
            <text:p>155.35</text:p>
          </table:table-cell>
          <table:table-cell office:value-type="float" office:value="283" calcext:value-type="float">
            <text:p>283</text:p>
          </table:table-cell>
          <table:table-cell table:formula="of:=[.C51]/[.B51]" office:value-type="float" office:value="1.82169295140006" calcext:value-type="float">
            <text:p>1.82169295140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5:15:35.364684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03:18.181416308</meta:creation-date>
    <dc:date>2018-04-16T15:16:13.535487146</dc:date>
    <meta:editing-duration>PT54M23S</meta:editing-duration>
    <meta:editing-cycles>17</meta:editing-cycles>
    <meta:generator>LibreOffice/5.4.6.2$Linux_X86_64 LibreOffice_project/40m0$Build-2</meta:generator>
    <meta:document-statistic meta:table-count="1" meta:cell-count="224" meta:object-count="0"/>
  </office:meta>
</office:document-meta>
</file>